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27000000C37004DD48.jpg"/>
  <manifest:file-entry manifest:media-type="image/jpeg" manifest:full-path="Pictures/100000000000038F00000158923D900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fo:font-weight="bold" style:font-size-asian="26pt" style:font-size-complex="26pt"/>
    </style:style>
    <style:style style:name="P3" style:family="paragraph">
      <style:text-properties fo:font-size="26pt" fo:font-weight="bold" style:font-size-asian="26pt" style:font-size-complex="2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size="26pt" fo:font-weight="bold" style:font-size-asian="26pt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5cm" svg:height="5.5cm" svg:x="0.5cm" svg:y="2cm">
          <draw:image xlink:href="Pictures/100000000000038F00000158923D900C.jpg" xlink:type="simple" xlink:show="embed" xlink:actuate="onLoad">
            <text:p/>
          </draw:image>
        </draw:frame>
        <draw:frame draw:style-name="gr2" draw:text-style-name="P1" draw:layer="layout" svg:width="9.5cm" svg:height="2.698cm" svg:x="4cm" svg:y="8.302cm">
          <draw:text-box>
            <text:p text:style-name="P1"><text:span text:style-name="T1">Process Model </text:span></text:p>
            <text:p text:style-name="P1"><text:span text:style-name="T1">Ideal Behavior</text:span></text:p>
            <text:p text:style-name="P1"/>
          </draw:text-box>
        </draw:frame>
        <draw:frame draw:style-name="gr2" draw:text-style-name="P3" draw:layer="layout" svg:width="8.5cm" svg:height="3.012cm" svg:x="17.5cm" svg:y="8cm">
          <draw:text-box>
            <text:p text:style-name="P2"><text:span text:style-name="T2">Event logs</text:span></text:p>
            <text:p text:style-name="P2"><text:span text:style-name="T2">Real Behavior</text:span></text:p>
            <text:p text:style-name="P3"><text:span text:style-name="T3"/></text:p>
          </draw:text-box>
        </draw:frame>
        <draw:frame draw:style-name="gr1" draw:text-style-name="P1" draw:layer="layout" svg:width="12.5cm" svg:height="5.158cm" svg:x="15.5cm" svg:y="2cm">
          <draw:image xlink:href="Pictures/1000000000000227000000C37004DD48.jpg" xlink:type="simple" xlink:show="embed" xlink:actuate="onLoad">
            <text:p/>
          </draw:image>
        </draw:frame>
        <draw:custom-shape draw:style-name="gr3" draw:text-style-name="P1" draw:layer="layout" svg:width="2.5cm" svg:height="3cm" svg:x="7.5cm" svg:y="11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3" draw:text-style-name="P1" draw:layer="layout" svg:width="2.5cm" svg:height="3cm" svg:x="19.5cm" svg:y="11.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2" draw:layer="layout" svg:width="7cm" svg:height="1.906cm" svg:x="11cm" svg:y="12.5cm">
          <draw:text-box>
            <text:p><text:span text:style-name="T4">Process Analysis</text:span></text:p>
            <text:p/>
          </draw:text-box>
        </draw:frame>
        <draw:custom-shape draw:style-name="gr3" draw:text-style-name="P1" draw:layer="layout" svg:width="4cm" svg:height="3cm" svg:x="12cm" svg:y="14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frame draw:style-name="gr2" draw:layer="layout" svg:width="9.5cm" svg:height="1.906cm" svg:x="3.5cm" svg:y="17.594cm">
          <draw:text-box>
            <text:p><text:span text:style-name="T4">Conformance Checking</text:span></text:p>
            <text:p/>
          </draw:text-box>
        </draw:frame>
        <draw:frame draw:style-name="gr2" draw:layer="layout" svg:width="9.5cm" svg:height="1.906cm" svg:x="15cm" svg:y="17.594cm">
          <draw:text-box>
            <text:p><text:span text:style-name="T4">Performance Checking</text:span></text:p>
            <text:p/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11-24T17:31:17</meta:creation-date>
    <meta:editing-duration>PT00H13M19S</meta:editing-duration>
    <meta:editing-cycles>2</meta:editing-cycles>
    <dc:date>2013-11-24T18:30:31</dc:date>
    <meta:document-statistic meta:object-count="33"/>
    <meta:generator>OpenOffice.org/3.2$Linux OpenOffice.org_project/320m12$Build-9483</meta:generator>
  </office:meta>
</office:document-meta>
</file>